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c4c4c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4c4c4c"/>
    </style:style>
    <style:style style:name="P1" style:family="paragraph">
      <style:text-properties fo:color="#ffffff" fo:font-family="'Gill Sans'" style:font-style-name="Regular" style:font-family-generic="swiss" style:font-pitch="variable" fo:font-size="18pt" style:font-size-asian="18pt" style:font-size-complex="18pt"/>
    </style:style>
    <style:style style:name="P2" style:family="paragraph">
      <style:text-properties fo:font-family="'Gill Sans'" style:font-family-generic="swiss" style:font-pitch="variable" fo:font-weight="bold" style:font-weight-asian="bold" style:font-weight-complex="bold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ffffff" fo:font-family="'Gill Sans'" style:font-style-name="Regular" style:font-family-generic="swiss" style:font-pitch="variable" fo:font-size="14pt" style:font-size-asian="14pt" style:font-size-complex="14pt"/>
    </style:style>
    <style:style style:name="T1" style:family="text">
      <style:text-properties fo:font-family="'Gill Sans'" style:font-family-generic="swiss" style:font-pitch="variable" fo:font-weight="bold" style:font-weight-asian="bold" style:font-weight-complex="bold"/>
    </style:style>
    <style:style style:name="T2" style:family="text">
      <style:text-properties fo:font-family="'Gill Sans'" style:font-family-generic="swiss" style:font-pitch="variable" fo:font-size="16pt"/>
    </style:style>
    <style:style style:name="T3" style:family="text">
      <style:text-properties fo:color="#ffffff" fo:font-family="'Gill Sans'" style:font-style-name="Regular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67cm" svg:height="1.067cm" svg:x="5.648cm" svg:y="6.2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067cm" svg:height="1.067cm" svg:x="5.649cm" svg:y="6.2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1.067cm" svg:height="1.067cm" svg:x="6.716cm" svg:y="6.2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067cm" svg:height="1.067cm" svg:x="7.783cm" svg:y="6.2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067cm" svg:height="1.067cm" svg:x="8.85cm" svg:y="6.2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067cm" svg:height="1.067cm" svg:x="9.917cm" svg:y="6.2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067cm" svg:height="1.067cm" svg:x="10.984cm" svg:y="6.2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1.067cm" svg:height="1.067cm" svg:x="12.051cm" svg:y="6.2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067cm" svg:height="1.067cm" svg:x="13.118cm" svg:y="6.2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3.491cm" svg:height="0.983cm" svg:x="5.445cm" svg:y="5.297cm">
          <draw:text-box>
            <text:p><text:span text:style-name="T1">Registrar</text:span></text:p>
          </draw:text-box>
        </draw:frame>
        <draw:g xml:id="id13" draw:id="id13">
          <draw:custom-shape draw:style-name="gr3" draw:text-style-name="P4" draw:layer="layout" svg:width="3.81cm" svg:height="4.442cm" svg:x="5.336cm" svg:y="9.993cm">
            <text:p text:style-name="P3"><text:span text:style-name="T2">Event Handl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1" draw:id="id1" draw:layer="layout" svg:width="0.533cm" svg:height="0.533cm" svg:x="7.075cm" svg:y="11.06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2" draw:id="id2" draw:layer="layout" svg:width="0.533cm" svg:height="0.533cm" svg:x="7.075cm" svg:y="12.4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4" draw:id="id4" draw:layer="layout" svg:width="0.533cm" svg:height="0.533cm" svg:x="6.371cm" svg:y="13.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3" draw:id="id3" draw:layer="layout" svg:width="0.533cm" svg:height="0.533cm" svg:x="7.876cm" svg:y="13.70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4" draw:text-style-name="P5" draw:layer="layout" draw:type="line" svg:x1="7.342cm" svg:y1="11.596cm" svg:x2="7.342cm" svg:y2="12.43cm" draw:start-shape="id1" draw:start-glue-point="6" draw:end-shape="id2" draw:end-glue-point="4" svg:d="m7342 11596v834">
            <text:p/>
          </draw:connector>
          <draw:connector draw:style-name="gr4" draw:text-style-name="P5" draw:layer="layout" draw:type="line" svg:x1="7.342cm" svg:y1="12.963cm" svg:x2="8.143cm" svg:y2="13.703cm" draw:start-shape="id2" draw:start-glue-point="6" draw:end-shape="id3" draw:end-glue-point="4" svg:d="m7342 12963 801 740">
            <text:p/>
          </draw:connector>
          <draw:connector draw:style-name="gr4" draw:text-style-name="P5" draw:layer="layout" draw:type="line" svg:x1="7.342cm" svg:y1="12.963cm" svg:x2="6.638cm" svg:y2="13.7cm" draw:start-shape="id2" draw:start-glue-point="6" draw:end-shape="id4" draw:end-glue-point="4" svg:d="m7342 12963-704 737">
            <text:p/>
          </draw:connector>
        </draw:g>
        <draw:g xml:id="id14" draw:id="id14">
          <draw:custom-shape draw:style-name="gr3" draw:text-style-name="P4" draw:layer="layout" svg:width="3.81cm" svg:height="4.442cm" svg:x="10.695cm" svg:y="9.993cm">
            <text:p text:style-name="P3"><text:span text:style-name="T2">Event Handl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5" draw:id="id5" draw:layer="layout" svg:width="0.533cm" svg:height="0.533cm" svg:x="12.434cm" svg:y="11.06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6" draw:id="id6" draw:layer="layout" svg:width="0.533cm" svg:height="0.533cm" svg:x="12.434cm" svg:y="12.4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8" draw:id="id8" draw:layer="layout" svg:width="0.533cm" svg:height="0.533cm" svg:x="11.73cm" svg:y="13.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xml:id="id7" draw:id="id7" draw:layer="layout" svg:width="0.533cm" svg:height="0.533cm" svg:x="13.235cm" svg:y="13.70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4" draw:text-style-name="P5" draw:layer="layout" draw:type="line" svg:x1="12.701cm" svg:y1="11.596cm" svg:x2="12.701cm" svg:y2="12.43cm" draw:start-shape="id5" draw:start-glue-point="6" draw:end-shape="id6" draw:end-glue-point="4" svg:d="m12701 11596v834">
            <text:p/>
          </draw:connector>
          <draw:connector draw:style-name="gr4" draw:text-style-name="P5" draw:layer="layout" draw:type="line" svg:x1="12.701cm" svg:y1="12.963cm" svg:x2="13.502cm" svg:y2="13.703cm" draw:start-shape="id6" draw:start-glue-point="6" draw:end-shape="id7" draw:end-glue-point="4" svg:d="m12701 12963 801 740">
            <text:p/>
          </draw:connector>
          <draw:connector draw:style-name="gr4" draw:text-style-name="P5" draw:layer="layout" draw:type="line" svg:x1="12.701cm" svg:y1="12.963cm" svg:x2="11.997cm" svg:y2="13.7cm" draw:start-shape="id6" draw:start-glue-point="6" draw:end-shape="id8" draw:end-glue-point="4" svg:d="m12701 12963-704 737">
            <text:p/>
          </draw:connector>
        </draw:g>
        <draw:connector draw:style-name="gr5" draw:text-style-name="P5" draw:layer="layout" svg:x1="7.25cm" svg:y1="7.351cm" svg:x2="7.241cm" svg:y2="8.285cm" draw:start-shape="id9" draw:start-glue-point="6" draw:end-shape="id10" draw:end-glue-point="4" svg:d="m7250 7351v467h-9v467">
          <text:p/>
        </draw:connector>
        <draw:connector draw:style-name="gr5" draw:text-style-name="P5" draw:layer="layout" svg:x1="12.585cm" svg:y1="7.351cm" svg:x2="12.6cm" svg:y2="8.272cm" draw:start-shape="id11" draw:start-glue-point="6" draw:end-shape="id12" draw:end-glue-point="4" svg:d="m12585 7351v461h15v460">
          <text:p/>
        </draw:connector>
        <draw:custom-shape draw:style-name="gr6" draw:text-style-name="P7" xml:id="id10" draw:id="id10" draw:layer="layout" svg:width="3.669cm" svg:height="0.818cm" svg:x="5.407cm" svg:y="8.285cm">
          <text:p text:style-name="P6"><text:span text:style-name="T3">WeakRefer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7.241cm" svg:y1="9.103cm" svg:x2="7.241cm" svg:y2="9.993cm" draw:start-shape="id10" draw:start-glue-point="6" draw:end-shape="id13" draw:end-glue-point="0" svg:d="m7241 9103v890">
          <text:p/>
        </draw:connector>
        <draw:custom-shape draw:style-name="gr6" draw:text-style-name="P7" xml:id="id12" draw:id="id12" draw:layer="layout" svg:width="3.669cm" svg:height="0.818cm" svg:x="10.766cm" svg:y="8.272cm">
          <text:p text:style-name="P6"><text:span text:style-name="T3">WeakRefer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2.6cm" svg:y1="9.09cm" svg:x2="12.6cm" svg:y2="9.993cm" draw:start-shape="id12" draw:start-glue-point="6" draw:end-shape="id14" draw:end-glue-point="0" svg:d="m12600 9090v9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4T15:47:43</meta:creation-date>
    <dc:date>2011-06-15T09:44:23</dc:date>
    <meta:editing-duration>PT17H56M35S</meta:editing-duration>
    <meta:editing-cycles>4</meta:editing-cycles>
    <meta:generator>OpenOffice.org/3.3$Unix OpenOffice.org_project/330m20$Build-9567</meta:generator>
    <meta:document-statistic meta:object-count="34"/>
  </office:meta>
</office:document-meta>
</file>